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5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15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0">
      <style:table-cell-properties fo:padding="0.071cm"/>
    </style:style>
    <style:style style:name="ce7" style:family="table-cell" style:parent-style-name="Default" style:data-style-name="N2"/>
    <style:style style:name="ce8" style:family="table-cell" style:parent-style-name="Default" style:data-style-name="N5">
      <style:table-cell-properties fo:padding="0.071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7"/>
        <table:table-column table:style-name="co12" table:default-cell-style-name="ce9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2</text:p>
          </table:table-cell>
          <table:table-cell office:value-type="string">
            <text:p>SCGCMP</text:p>
          </table:table-cell>
          <table:table-cell table:formula="of:=[.C3]" office:value-type="string" office:string-value="SNOANTDIA120001">
            <text:p>SNOANTDIA120001</text:p>
          </table:table-cell>
          <table:table-cell office:value-type="string">
            <text:p>H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4" office:value-type="string">
            <text:p>0</text:p>
          </table:table-cell>
          <table:table-cell table:formula="of:=SUM([.M4:.M47])" office:value-type="float" office:value="2123299.57">
            <text:p>2123299,57</text:p>
          </table:table-cell>
          <table:table-cell office:value-type="string">
            <text:p>0</text:p>
          </table:table-cell>
          <table:table-cell table:style-name="ce3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DIA120001','2014-12-31','---','-------------------------','2110104020000000002','SCGCMP','SNOANTDIA120001','H','PROVISION DE ANTIGUEDAD DE PRESTACIONES SOCIALES NOMINA DIARIA DICIEMBRE 2014',2123299,57,0);">
            <text:p>INSERT INTO scg_dt_cmp VALUES('0001','SCGCMP','SNOANTDIA120001','2014-12-31','---','-------------------------','2110104020000000002','SCGCMP','SNOANTDIA120001','H','PROVISION DE ANTIGUEDAD DE PRESTACIONES SOCIALES NOMINA DIARIA DICIEMBRE 2014',2123299,57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4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3602</text:p>
          </table:table-cell>
          <table:table-cell table:style-name="ce8" office:value-type="float" office:value="10082.74">
            <text:p>10.082,74</text:p>
          </table:table-cell>
          <table:table-cell office:value-type="float" office:value="1">
            <text:p>1</text:p>
          </table:table-cell>
          <table:table-cell table:style-name="ce3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DIA120001','2014-12-31','---','-------------------------','6110800003602000001','SCGCMP','SNOANTDIA120001','D','PROVISION DE ANTIGUEDAD DE PRESTACIONES SOCIALES NOMINA DIARIA DICIEMBRE 2014',10082,74,1);">
            <text:p>INSERT INTO scg_dt_cmp VALUES('0001','SCGCMP','SNOANTDIA120001','2014-12-31','---','-------------------------','6110800003602000001','SCGCMP','SNOANTDIA120001','D','PROVISION DE ANTIGUEDAD DE PRESTACIONES SOCIALES NOMINA DIARIA DICIEMBRE 2014',10082,74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5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504</text:p>
          </table:table-cell>
          <table:table-cell table:style-name="ce8" office:value-type="float" office:value="7427.87">
            <text:p>7.427,87</text:p>
          </table:table-cell>
          <table:table-cell office:value-type="float" office:value="2">
            <text:p>2</text:p>
          </table:table-cell>
          <table:table-cell table:style-name="ce3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DIA120001','2014-12-31','---','-------------------------','6110800004504000001','SCGCMP','SNOANTDIA120001','D','PROVISION DE ANTIGUEDAD DE PRESTACIONES SOCIALES NOMINA DIARIA DICIEMBRE 2014',7427,87,2);">
            <text:p>INSERT INTO scg_dt_cmp VALUES('0001','SCGCMP','SNOANTDIA120001','2014-12-31','---','-------------------------','6110800004504000001','SCGCMP','SNOANTDIA120001','D','PROVISION DE ANTIGUEDAD DE PRESTACIONES SOCIALES NOMINA DIARIA DICIEMBRE 2014',7427,87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6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2002</text:p>
          </table:table-cell>
          <table:table-cell table:style-name="ce8" office:value-type="float" office:value="324793.18">
            <text:p>324.793,18</text:p>
          </table:table-cell>
          <table:table-cell office:value-type="float" office:value="3">
            <text:p>3</text:p>
          </table:table-cell>
          <table:table-cell table:style-name="ce3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DIA120001','2014-12-31','---','-------------------------','6110800002002000001','SCGCMP','SNOANTDIA120001','D','PROVISION DE ANTIGUEDAD DE PRESTACIONES SOCIALES NOMINA DIARIA DICIEMBRE 2014',324793,18,3);">
            <text:p>INSERT INTO scg_dt_cmp VALUES('0001','SCGCMP','SNOANTDIA120001','2014-12-31','---','-------------------------','6110800002002000001','SCGCMP','SNOANTDIA120001','D','PROVISION DE ANTIGUEDAD DE PRESTACIONES SOCIALES NOMINA DIARIA DICIEMBRE 2014',324793,18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7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2903</text:p>
          </table:table-cell>
          <table:table-cell table:style-name="ce8" office:value-type="float" office:value="19500.69">
            <text:p>19.500,69</text:p>
          </table:table-cell>
          <table:table-cell office:value-type="float" office:value="4">
            <text:p>4</text:p>
          </table:table-cell>
          <table:table-cell table:style-name="ce3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DIA120001','2014-12-31','---','-------------------------','6110800002903000001','SCGCMP','SNOANTDIA120001','D','PROVISION DE ANTIGUEDAD DE PRESTACIONES SOCIALES NOMINA DIARIA DICIEMBRE 2014',19500,69,4);">
            <text:p>INSERT INTO scg_dt_cmp VALUES('0001','SCGCMP','SNOANTDIA120001','2014-12-31','---','-------------------------','6110800002903000001','SCGCMP','SNOANTDIA120001','D','PROVISION DE ANTIGUEDAD DE PRESTACIONES SOCIALES NOMINA DIARIA DICIEMBRE 2014',19500,69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8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103</text:p>
          </table:table-cell>
          <table:table-cell table:style-name="ce8" office:value-type="float" office:value="20957.42">
            <text:p>20.957,42</text:p>
          </table:table-cell>
          <table:table-cell office:value-type="float" office:value="5">
            <text:p>5</text:p>
          </table:table-cell>
          <table:table-cell table:style-name="ce3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DIA120001','2014-12-31','---','-------------------------','6110800004103000001','SCGCMP','SNOANTDIA120001','D','PROVISION DE ANTIGUEDAD DE PRESTACIONES SOCIALES NOMINA DIARIA DICIEMBRE 2014',20957,42,5);">
            <text:p>INSERT INTO scg_dt_cmp VALUES('0001','SCGCMP','SNOANTDIA120001','2014-12-31','---','-------------------------','6110800004103000001','SCGCMP','SNOANTDIA120001','D','PROVISION DE ANTIGUEDAD DE PRESTACIONES SOCIALES NOMINA DIARIA DICIEMBRE 2014',20957,42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9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2003</text:p>
          </table:table-cell>
          <table:table-cell table:style-name="ce8" office:value-type="float" office:value="15856.26">
            <text:p>15.856,26</text:p>
          </table:table-cell>
          <table:table-cell office:value-type="float" office:value="6">
            <text:p>6</text:p>
          </table:table-cell>
          <table:table-cell table:style-name="ce3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DIA120001','2014-12-31','---','-------------------------','6110800002003000001','SCGCMP','SNOANTDIA120001','D','PROVISION DE ANTIGUEDAD DE PRESTACIONES SOCIALES NOMINA DIARIA DICIEMBRE 2014',15856,26,6);">
            <text:p>INSERT INTO scg_dt_cmp VALUES('0001','SCGCMP','SNOANTDIA120001','2014-12-31','---','-------------------------','6110800002003000001','SCGCMP','SNOANTDIA120001','D','PROVISION DE ANTIGUEDAD DE PRESTACIONES SOCIALES NOMINA DIARIA DICIEMBRE 2014',15856,26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10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601</text:p>
          </table:table-cell>
          <table:table-cell table:style-name="ce8" office:value-type="float" office:value="18915.07">
            <text:p>18.915,07</text:p>
          </table:table-cell>
          <table:table-cell office:value-type="float" office:value="7">
            <text:p>7</text:p>
          </table:table-cell>
          <table:table-cell table:style-name="ce3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DIA120001','2014-12-31','---','-------------------------','6110800004601000001','SCGCMP','SNOANTDIA120001','D','PROVISION DE ANTIGUEDAD DE PRESTACIONES SOCIALES NOMINA DIARIA DICIEMBRE 2014',18915,07,7);">
            <text:p>INSERT INTO scg_dt_cmp VALUES('0001','SCGCMP','SNOANTDIA120001','2014-12-31','---','-------------------------','6110800004601000001','SCGCMP','SNOANTDIA120001','D','PROVISION DE ANTIGUEDAD DE PRESTACIONES SOCIALES NOMINA DIARIA DICIEMBRE 2014',18915,07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11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002</text:p>
          </table:table-cell>
          <table:table-cell table:style-name="ce8" office:value-type="float" office:value="5670.72">
            <text:p>5.670,72</text:p>
          </table:table-cell>
          <table:table-cell office:value-type="float" office:value="8">
            <text:p>8</text:p>
          </table:table-cell>
          <table:table-cell table:style-name="ce3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DIA120001','2014-12-31','---','-------------------------','6110800004002000001','SCGCMP','SNOANTDIA120001','D','PROVISION DE ANTIGUEDAD DE PRESTACIONES SOCIALES NOMINA DIARIA DICIEMBRE 2014',5670,72,8);">
            <text:p>INSERT INTO scg_dt_cmp VALUES('0001','SCGCMP','SNOANTDIA120001','2014-12-31','---','-------------------------','6110800004002000001','SCGCMP','SNOANTDIA120001','D','PROVISION DE ANTIGUEDAD DE PRESTACIONES SOCIALES NOMINA DIARIA DICIEMBRE 2014',5670,72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12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2400</text:p>
          </table:table-cell>
          <table:table-cell table:style-name="ce8" office:value-type="float" office:value="2074.04">
            <text:p>2.074,04</text:p>
          </table:table-cell>
          <table:table-cell office:value-type="float" office:value="9">
            <text:p>9</text:p>
          </table:table-cell>
          <table:table-cell table:style-name="ce3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DIA120001','2014-12-31','---','-------------------------','6110800002400000001','SCGCMP','SNOANTDIA120001','D','PROVISION DE ANTIGUEDAD DE PRESTACIONES SOCIALES NOMINA DIARIA DICIEMBRE 2014',2074,04,9);">
            <text:p>INSERT INTO scg_dt_cmp VALUES('0001','SCGCMP','SNOANTDIA120001','2014-12-31','---','-------------------------','6110800002400000001','SCGCMP','SNOANTDIA120001','D','PROVISION DE ANTIGUEDAD DE PRESTACIONES SOCIALES NOMINA DIARIA DICIEMBRE 2014',2074,04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2802</text:p>
          </table:table-cell>
          <table:table-cell table:style-name="ce8" office:value-type="float" office:value="11376.93">
            <text:p>11.376,93</text:p>
          </table:table-cell>
          <table:table-cell office:value-type="float" office:value="10">
            <text:p>10</text:p>
          </table:table-cell>
          <table:table-cell table:style-name="ce3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DIA120001','2014-12-31','---','-------------------------','6110800002802000001','SCGCMP','SNOANTDIA120001','D','PROVISION DE ANTIGUEDAD DE PRESTACIONES SOCIALES NOMINA DIARIA DICIEMBRE 2014',11376,93,10);">
            <text:p>INSERT INTO scg_dt_cmp VALUES('0001','SCGCMP','SNOANTDIA120001','2014-12-31','---','-------------------------','6110800002802000001','SCGCMP','SNOANTDIA120001','D','PROVISION DE ANTIGUEDAD DE PRESTACIONES SOCIALES NOMINA DIARIA DICIEMBRE 2014',11376,93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4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2900</text:p>
          </table:table-cell>
          <table:table-cell table:style-name="ce8" office:value-type="float" office:value="11477.84">
            <text:p>11.477,84</text:p>
          </table:table-cell>
          <table:table-cell office:value-type="float" office:value="11">
            <text:p>11</text:p>
          </table:table-cell>
          <table:table-cell table:style-name="ce3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DIA120001','2014-12-31','---','-------------------------','6110800002900000001','SCGCMP','SNOANTDIA120001','D','PROVISION DE ANTIGUEDAD DE PRESTACIONES SOCIALES NOMINA DIARIA DICIEMBRE 2014',11477,84,11);">
            <text:p>INSERT INTO scg_dt_cmp VALUES('0001','SCGCMP','SNOANTDIA120001','2014-12-31','---','-------------------------','6110800002900000001','SCGCMP','SNOANTDIA120001','D','PROVISION DE ANTIGUEDAD DE PRESTACIONES SOCIALES NOMINA DIARIA DICIEMBRE 2014',11477,84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5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3302</text:p>
          </table:table-cell>
          <table:table-cell table:style-name="ce8" office:value-type="float" office:value="24785.02">
            <text:p>24.785,02</text:p>
          </table:table-cell>
          <table:table-cell office:value-type="float" office:value="12">
            <text:p>12</text:p>
          </table:table-cell>
          <table:table-cell table:style-name="ce3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DIA120001','2014-12-31','---','-------------------------','6110800003302000001','SCGCMP','SNOANTDIA120001','D','PROVISION DE ANTIGUEDAD DE PRESTACIONES SOCIALES NOMINA DIARIA DICIEMBRE 2014',24785,02,12);">
            <text:p>INSERT INTO scg_dt_cmp VALUES('0001','SCGCMP','SNOANTDIA120001','2014-12-31','---','-------------------------','6110800003302000001','SCGCMP','SNOANTDIA120001','D','PROVISION DE ANTIGUEDAD DE PRESTACIONES SOCIALES NOMINA DIARIA DICIEMBRE 2014',24785,02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16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3201</text:p>
          </table:table-cell>
          <table:table-cell table:style-name="ce8" office:value-type="float" office:value="390045.83">
            <text:p>390.045,83</text:p>
          </table:table-cell>
          <table:table-cell office:value-type="float" office:value="13">
            <text:p>13</text:p>
          </table:table-cell>
          <table:table-cell table:style-name="ce3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DIA120001','2014-12-31','---','-------------------------','6110800003201000001','SCGCMP','SNOANTDIA120001','D','PROVISION DE ANTIGUEDAD DE PRESTACIONES SOCIALES NOMINA DIARIA DICIEMBRE 2014',390045,83,13);">
            <text:p>INSERT INTO scg_dt_cmp VALUES('0001','SCGCMP','SNOANTDIA120001','2014-12-31','---','-------------------------','6110800003201000001','SCGCMP','SNOANTDIA120001','D','PROVISION DE ANTIGUEDAD DE PRESTACIONES SOCIALES NOMINA DIARIA DICIEMBRE 2014',390045,83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7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508</text:p>
          </table:table-cell>
          <table:table-cell table:style-name="ce8" office:value-type="float" office:value="55560.59">
            <text:p>55.560,59</text:p>
          </table:table-cell>
          <table:table-cell office:value-type="float" office:value="14">
            <text:p>14</text:p>
          </table:table-cell>
          <table:table-cell table:style-name="ce3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DIA120001','2014-12-31','---','-------------------------','6110800004508000001','SCGCMP','SNOANTDIA120001','D','PROVISION DE ANTIGUEDAD DE PRESTACIONES SOCIALES NOMINA DIARIA DICIEMBRE 2014',55560,59,14);">
            <text:p>INSERT INTO scg_dt_cmp VALUES('0001','SCGCMP','SNOANTDIA120001','2014-12-31','---','-------------------------','6110800004508000001','SCGCMP','SNOANTDIA120001','D','PROVISION DE ANTIGUEDAD DE PRESTACIONES SOCIALES NOMINA DIARIA DICIEMBRE 2014',55560,59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18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2904</text:p>
          </table:table-cell>
          <table:table-cell table:style-name="ce8" office:value-type="float" office:value="10756.82">
            <text:p>10.756,82</text:p>
          </table:table-cell>
          <table:table-cell office:value-type="float" office:value="15">
            <text:p>15</text:p>
          </table:table-cell>
          <table:table-cell table:style-name="ce3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DIA120001','2014-12-31','---','-------------------------','6110800002904000001','SCGCMP','SNOANTDIA120001','D','PROVISION DE ANTIGUEDAD DE PRESTACIONES SOCIALES NOMINA DIARIA DICIEMBRE 2014',10756,82,15);">
            <text:p>INSERT INTO scg_dt_cmp VALUES('0001','SCGCMP','SNOANTDIA120001','2014-12-31','---','-------------------------','6110800002904000001','SCGCMP','SNOANTDIA120001','D','PROVISION DE ANTIGUEDAD DE PRESTACIONES SOCIALES NOMINA DIARIA DICIEMBRE 2014',10756,82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19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3102</text:p>
          </table:table-cell>
          <table:table-cell table:style-name="ce8" office:value-type="float" office:value="30091.36">
            <text:p>30.091,36</text:p>
          </table:table-cell>
          <table:table-cell office:value-type="float" office:value="16">
            <text:p>16</text:p>
          </table:table-cell>
          <table:table-cell table:style-name="ce3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DIA120001','2014-12-31','---','-------------------------','6110800003102000001','SCGCMP','SNOANTDIA120001','D','PROVISION DE ANTIGUEDAD DE PRESTACIONES SOCIALES NOMINA DIARIA DICIEMBRE 2014',30091,36,16);">
            <text:p>INSERT INTO scg_dt_cmp VALUES('0001','SCGCMP','SNOANTDIA120001','2014-12-31','---','-------------------------','6110800003102000001','SCGCMP','SNOANTDIA120001','D','PROVISION DE ANTIGUEDAD DE PRESTACIONES SOCIALES NOMINA DIARIA DICIEMBRE 2014',30091,36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>
            <text:p>6110800004300000001</text:p>
          </table:table-cell>
          <table:table-cell office:value-type="string">
            <text:p>SCGCMP</text:p>
          </table:table-cell>
          <table:table-cell table:formula="of:=[.C20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300</text:p>
          </table:table-cell>
          <table:table-cell table:style-name="ce8" office:value-type="float" office:value="15507.55">
            <text:p>15.507,55</text:p>
          </table:table-cell>
          <table:table-cell office:value-type="float" office:value="17">
            <text:p>17</text:p>
          </table:table-cell>
          <table:table-cell table:style-name="ce3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DIA120001','2014-12-31','---','-------------------------','6110800004300000001','SCGCMP','SNOANTDIA120001','D','PROVISION DE ANTIGUEDAD DE PRESTACIONES SOCIALES NOMINA DIARIA DICIEMBRE 2014',15507,55,17);">
            <text:p>INSERT INTO scg_dt_cmp VALUES('0001','SCGCMP','SNOANTDIA120001','2014-12-31','---','-------------------------','6110800004300000001','SCGCMP','SNOANTDIA120001','D','PROVISION DE ANTIGUEDAD DE PRESTACIONES SOCIALES NOMINA DIARIA DICIEMBRE 2014',15507,55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21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3601</text:p>
          </table:table-cell>
          <table:table-cell table:style-name="ce8" office:value-type="float" office:value="17798.83">
            <text:p>17.798,83</text:p>
          </table:table-cell>
          <table:table-cell office:value-type="float" office:value="18">
            <text:p>18</text:p>
          </table:table-cell>
          <table:table-cell table:style-name="ce3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DIA120001','2014-12-31','---','-------------------------','6110800003601000001','SCGCMP','SNOANTDIA120001','D','PROVISION DE ANTIGUEDAD DE PRESTACIONES SOCIALES NOMINA DIARIA DICIEMBRE 2014',17798,83,18);">
            <text:p>INSERT INTO scg_dt_cmp VALUES('0001','SCGCMP','SNOANTDIA120001','2014-12-31','---','-------------------------','6110800003601000001','SCGCMP','SNOANTDIA120001','D','PROVISION DE ANTIGUEDAD DE PRESTACIONES SOCIALES NOMINA DIARIA DICIEMBRE 2014',17798,83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22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2004</text:p>
          </table:table-cell>
          <table:table-cell table:style-name="ce8" office:value-type="float" office:value="45213.8">
            <text:p>45.213,80</text:p>
          </table:table-cell>
          <table:table-cell office:value-type="float" office:value="19">
            <text:p>19</text:p>
          </table:table-cell>
          <table:table-cell table:style-name="ce3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DIA120001','2014-12-31','---','-------------------------','6110800002004000001','SCGCMP','SNOANTDIA120001','D','PROVISION DE ANTIGUEDAD DE PRESTACIONES SOCIALES NOMINA DIARIA DICIEMBRE 2014',45213,8,19);">
            <text:p>INSERT INTO scg_dt_cmp VALUES('0001','SCGCMP','SNOANTDIA120001','2014-12-31','---','-------------------------','6110800002004000001','SCGCMP','SNOANTDIA120001','D','PROVISION DE ANTIGUEDAD DE PRESTACIONES SOCIALES NOMINA DIARIA DICIEMBRE 2014',45213,8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23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2902</text:p>
          </table:table-cell>
          <table:table-cell table:style-name="ce8" office:value-type="float" office:value="3422.53">
            <text:p>3.422,53</text:p>
          </table:table-cell>
          <table:table-cell office:value-type="float" office:value="20">
            <text:p>20</text:p>
          </table:table-cell>
          <table:table-cell table:style-name="ce3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DIA120001','2014-12-31','---','-------------------------','6110800002902000001','SCGCMP','SNOANTDIA120001','D','PROVISION DE ANTIGUEDAD DE PRESTACIONES SOCIALES NOMINA DIARIA DICIEMBRE 2014',3422,53,20);">
            <text:p>INSERT INTO scg_dt_cmp VALUES('0001','SCGCMP','SNOANTDIA120001','2014-12-31','---','-------------------------','6110800002902000001','SCGCMP','SNOANTDIA120001','D','PROVISION DE ANTIGUEDAD DE PRESTACIONES SOCIALES NOMINA DIARIA DICIEMBRE 2014',3422,53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24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101</text:p>
          </table:table-cell>
          <table:table-cell table:style-name="ce8" office:value-type="float" office:value="30648.92">
            <text:p>30.648,92</text:p>
          </table:table-cell>
          <table:table-cell office:value-type="float" office:value="21">
            <text:p>21</text:p>
          </table:table-cell>
          <table:table-cell table:style-name="ce3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DIA120001','2014-12-31','---','-------------------------','6110800004101000001','SCGCMP','SNOANTDIA120001','D','PROVISION DE ANTIGUEDAD DE PRESTACIONES SOCIALES NOMINA DIARIA DICIEMBRE 2014',30648,92,21);">
            <text:p>INSERT INTO scg_dt_cmp VALUES('0001','SCGCMP','SNOANTDIA120001','2014-12-31','---','-------------------------','6110800004101000001','SCGCMP','SNOANTDIA120001','D','PROVISION DE ANTIGUEDAD DE PRESTACIONES SOCIALES NOMINA DIARIA DICIEMBRE 2014',30648,92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25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2901</text:p>
          </table:table-cell>
          <table:table-cell table:style-name="ce8" office:value-type="float" office:value="74525.11">
            <text:p>74.525,11</text:p>
          </table:table-cell>
          <table:table-cell office:value-type="float" office:value="22">
            <text:p>22</text:p>
          </table:table-cell>
          <table:table-cell table:style-name="ce3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DIA120001','2014-12-31','---','-------------------------','6110800002901000001','SCGCMP','SNOANTDIA120001','D','PROVISION DE ANTIGUEDAD DE PRESTACIONES SOCIALES NOMINA DIARIA DICIEMBRE 2014',74525,11,22);">
            <text:p>INSERT INTO scg_dt_cmp VALUES('0001','SCGCMP','SNOANTDIA120001','2014-12-31','---','-------------------------','6110800002901000001','SCGCMP','SNOANTDIA120001','D','PROVISION DE ANTIGUEDAD DE PRESTACIONES SOCIALES NOMINA DIARIA DICIEMBRE 2014',74525,11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26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2701</text:p>
          </table:table-cell>
          <table:table-cell table:style-name="ce8" office:value-type="float" office:value="1915.76">
            <text:p>1.915,76</text:p>
          </table:table-cell>
          <table:table-cell office:value-type="float" office:value="23">
            <text:p>23</text:p>
          </table:table-cell>
          <table:table-cell table:style-name="ce3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DIA120001','2014-12-31','---','-------------------------','6110800002701000001','SCGCMP','SNOANTDIA120001','D','PROVISION DE ANTIGUEDAD DE PRESTACIONES SOCIALES NOMINA DIARIA DICIEMBRE 2014',1915,76,23);">
            <text:p>INSERT INTO scg_dt_cmp VALUES('0001','SCGCMP','SNOANTDIA120001','2014-12-31','---','-------------------------','6110800002701000001','SCGCMP','SNOANTDIA120001','D','PROVISION DE ANTIGUEDAD DE PRESTACIONES SOCIALES NOMINA DIARIA DICIEMBRE 2014',1915,76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27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3802</text:p>
          </table:table-cell>
          <table:table-cell table:style-name="ce8" office:value-type="float" office:value="11076.53">
            <text:p>11.076,53</text:p>
          </table:table-cell>
          <table:table-cell office:value-type="float" office:value="24">
            <text:p>24</text:p>
          </table:table-cell>
          <table:table-cell table:style-name="ce3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DIA120001','2014-12-31','---','-------------------------','6110800003802000001','SCGCMP','SNOANTDIA120001','D','PROVISION DE ANTIGUEDAD DE PRESTACIONES SOCIALES NOMINA DIARIA DICIEMBRE 2014',11076,53,24);">
            <text:p>INSERT INTO scg_dt_cmp VALUES('0001','SCGCMP','SNOANTDIA120001','2014-12-31','---','-------------------------','6110800003802000001','SCGCMP','SNOANTDIA120001','D','PROVISION DE ANTIGUEDAD DE PRESTACIONES SOCIALES NOMINA DIARIA DICIEMBRE 2014',11076,53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28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507</text:p>
          </table:table-cell>
          <table:table-cell table:style-name="ce8" office:value-type="float" office:value="26216.5">
            <text:p>26.216,50</text:p>
          </table:table-cell>
          <table:table-cell office:value-type="float" office:value="25">
            <text:p>25</text:p>
          </table:table-cell>
          <table:table-cell table:style-name="ce3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DIA120001','2014-12-31','---','-------------------------','6110800004507000001','SCGCMP','SNOANTDIA120001','D','PROVISION DE ANTIGUEDAD DE PRESTACIONES SOCIALES NOMINA DIARIA DICIEMBRE 2014',26216,5,25);">
            <text:p>INSERT INTO scg_dt_cmp VALUES('0001','SCGCMP','SNOANTDIA120001','2014-12-31','---','-------------------------','6110800004507000001','SCGCMP','SNOANTDIA120001','D','PROVISION DE ANTIGUEDAD DE PRESTACIONES SOCIALES NOMINA DIARIA DICIEMBRE 2014',26216,5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9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503</text:p>
          </table:table-cell>
          <table:table-cell table:style-name="ce8" office:value-type="float" office:value="20963.36">
            <text:p>20.963,36</text:p>
          </table:table-cell>
          <table:table-cell office:value-type="float" office:value="26">
            <text:p>26</text:p>
          </table:table-cell>
          <table:table-cell table:style-name="ce3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DIA120001','2014-12-31','---','-------------------------','6110800004503000001','SCGCMP','SNOANTDIA120001','D','PROVISION DE ANTIGUEDAD DE PRESTACIONES SOCIALES NOMINA DIARIA DICIEMBRE 2014',20963,36,26);">
            <text:p>INSERT INTO scg_dt_cmp VALUES('0001','SCGCMP','SNOANTDIA120001','2014-12-31','---','-------------------------','6110800004503000001','SCGCMP','SNOANTDIA120001','D','PROVISION DE ANTIGUEDAD DE PRESTACIONES SOCIALES NOMINA DIARIA DICIEMBRE 2014',20963,36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30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3801</text:p>
          </table:table-cell>
          <table:table-cell table:style-name="ce8" office:value-type="float" office:value="40533.38">
            <text:p>40.533,38</text:p>
          </table:table-cell>
          <table:table-cell office:value-type="float" office:value="27">
            <text:p>27</text:p>
          </table:table-cell>
          <table:table-cell table:style-name="ce3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DIA120001','2014-12-31','---','-------------------------','6110800003801000001','SCGCMP','SNOANTDIA120001','D','PROVISION DE ANTIGUEDAD DE PRESTACIONES SOCIALES NOMINA DIARIA DICIEMBRE 2014',40533,38,27);">
            <text:p>INSERT INTO scg_dt_cmp VALUES('0001','SCGCMP','SNOANTDIA120001','2014-12-31','---','-------------------------','6110800003801000001','SCGCMP','SNOANTDIA120001','D','PROVISION DE ANTIGUEDAD DE PRESTACIONES SOCIALES NOMINA DIARIA DICIEMBRE 2014',40533,38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31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3304</text:p>
          </table:table-cell>
          <table:table-cell table:style-name="ce8" office:value-type="float" office:value="42115.74">
            <text:p>42.115,74</text:p>
          </table:table-cell>
          <table:table-cell office:value-type="float" office:value="28">
            <text:p>28</text:p>
          </table:table-cell>
          <table:table-cell table:style-name="ce3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DIA120001','2014-12-31','---','-------------------------','6110800003304000001','SCGCMP','SNOANTDIA120001','D','PROVISION DE ANTIGUEDAD DE PRESTACIONES SOCIALES NOMINA DIARIA DICIEMBRE 2014',42115,74,28);">
            <text:p>INSERT INTO scg_dt_cmp VALUES('0001','SCGCMP','SNOANTDIA120001','2014-12-31','---','-------------------------','6110800003304000001','SCGCMP','SNOANTDIA120001','D','PROVISION DE ANTIGUEDAD DE PRESTACIONES SOCIALES NOMINA DIARIA DICIEMBRE 2014',42115,74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32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203</text:p>
          </table:table-cell>
          <table:table-cell table:style-name="ce8" office:value-type="float" office:value="228738.35">
            <text:p>228.738,35</text:p>
          </table:table-cell>
          <table:table-cell office:value-type="float" office:value="29">
            <text:p>29</text:p>
          </table:table-cell>
          <table:table-cell table:style-name="ce3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DIA120001','2014-12-31','---','-------------------------','6110800004203000001','SCGCMP','SNOANTDIA120001','D','PROVISION DE ANTIGUEDAD DE PRESTACIONES SOCIALES NOMINA DIARIA DICIEMBRE 2014',228738,35,29);">
            <text:p>INSERT INTO scg_dt_cmp VALUES('0001','SCGCMP','SNOANTDIA120001','2014-12-31','---','-------------------------','6110800004203000001','SCGCMP','SNOANTDIA120001','D','PROVISION DE ANTIGUEDAD DE PRESTACIONES SOCIALES NOMINA DIARIA DICIEMBRE 2014',228738,35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33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502</text:p>
          </table:table-cell>
          <table:table-cell table:style-name="ce8" office:value-type="float" office:value="31311.21">
            <text:p>31.311,21</text:p>
          </table:table-cell>
          <table:table-cell office:value-type="float" office:value="30">
            <text:p>30</text:p>
          </table:table-cell>
          <table:table-cell table:style-name="ce3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DIA120001','2014-12-31','---','-------------------------','6110800004502000001','SCGCMP','SNOANTDIA120001','D','PROVISION DE ANTIGUEDAD DE PRESTACIONES SOCIALES NOMINA DIARIA DICIEMBRE 2014',31311,21,30);">
            <text:p>INSERT INTO scg_dt_cmp VALUES('0001','SCGCMP','SNOANTDIA120001','2014-12-31','---','-------------------------','6110800004502000001','SCGCMP','SNOANTDIA120001','D','PROVISION DE ANTIGUEDAD DE PRESTACIONES SOCIALES NOMINA DIARIA DICIEMBRE 2014',31311,21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4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602</text:p>
          </table:table-cell>
          <table:table-cell table:style-name="ce8" office:value-type="float" office:value="11638.77">
            <text:p>11.638,77</text:p>
          </table:table-cell>
          <table:table-cell office:value-type="float" office:value="31">
            <text:p>31</text:p>
          </table:table-cell>
          <table:table-cell table:style-name="ce3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DIA120001','2014-12-31','---','-------------------------','6110800004602000001','SCGCMP','SNOANTDIA120001','D','PROVISION DE ANTIGUEDAD DE PRESTACIONES SOCIALES NOMINA DIARIA DICIEMBRE 2014',11638,77,31);">
            <text:p>INSERT INTO scg_dt_cmp VALUES('0001','SCGCMP','SNOANTDIA120001','2014-12-31','---','-------------------------','6110800004602000001','SCGCMP','SNOANTDIA120001','D','PROVISION DE ANTIGUEDAD DE PRESTACIONES SOCIALES NOMINA DIARIA DICIEMBRE 2014',11638,77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5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201</text:p>
          </table:table-cell>
          <table:table-cell table:style-name="ce8" office:value-type="float" office:value="52449.55">
            <text:p>52.449,55</text:p>
          </table:table-cell>
          <table:table-cell office:value-type="float" office:value="32">
            <text:p>32</text:p>
          </table:table-cell>
          <table:table-cell table:style-name="ce3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DIA120001','2014-12-31','---','-------------------------','6110800004201000001','SCGCMP','SNOANTDIA120001','D','PROVISION DE ANTIGUEDAD DE PRESTACIONES SOCIALES NOMINA DIARIA DICIEMBRE 2014',52449,55,32);">
            <text:p>INSERT INTO scg_dt_cmp VALUES('0001','SCGCMP','SNOANTDIA120001','2014-12-31','---','-------------------------','6110800004201000001','SCGCMP','SNOANTDIA120001','D','PROVISION DE ANTIGUEDAD DE PRESTACIONES SOCIALES NOMINA DIARIA DICIEMBRE 2014',52449,55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36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3901</text:p>
          </table:table-cell>
          <table:table-cell table:style-name="ce8" office:value-type="float" office:value="32860.53">
            <text:p>32.860,53</text:p>
          </table:table-cell>
          <table:table-cell office:value-type="float" office:value="33">
            <text:p>33</text:p>
          </table:table-cell>
          <table:table-cell table:style-name="ce3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DIA120001','2014-12-31','---','-------------------------','6110800003901000001','SCGCMP','SNOANTDIA120001','D','PROVISION DE ANTIGUEDAD DE PRESTACIONES SOCIALES NOMINA DIARIA DICIEMBRE 2014',32860,53,33);">
            <text:p>INSERT INTO scg_dt_cmp VALUES('0001','SCGCMP','SNOANTDIA120001','2014-12-31','---','-------------------------','6110800003901000001','SCGCMP','SNOANTDIA120001','D','PROVISION DE ANTIGUEDAD DE PRESTACIONES SOCIALES NOMINA DIARIA DICIEMBRE 2014',32860,53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37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102</text:p>
          </table:table-cell>
          <table:table-cell table:style-name="ce8" office:value-type="float" office:value="20603.6">
            <text:p>20.603,60</text:p>
          </table:table-cell>
          <table:table-cell office:value-type="float" office:value="34">
            <text:p>34</text:p>
          </table:table-cell>
          <table:table-cell table:style-name="ce3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DIA120001','2014-12-31','---','-------------------------','6110800004102000001','SCGCMP','SNOANTDIA120001','D','PROVISION DE ANTIGUEDAD DE PRESTACIONES SOCIALES NOMINA DIARIA DICIEMBRE 2014',20603,6,34);">
            <text:p>INSERT INTO scg_dt_cmp VALUES('0001','SCGCMP','SNOANTDIA120001','2014-12-31','---','-------------------------','6110800004102000001','SCGCMP','SNOANTDIA120001','D','PROVISION DE ANTIGUEDAD DE PRESTACIONES SOCIALES NOMINA DIARIA DICIEMBRE 2014',20603,6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38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3303</text:p>
          </table:table-cell>
          <table:table-cell table:style-name="ce8" office:value-type="float" office:value="5950.52">
            <text:p>5.950,52</text:p>
          </table:table-cell>
          <table:table-cell office:value-type="float" office:value="35">
            <text:p>35</text:p>
          </table:table-cell>
          <table:table-cell table:style-name="ce3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DIA120001','2014-12-31','---','-------------------------','6110800003303000001','SCGCMP','SNOANTDIA120001','D','PROVISION DE ANTIGUEDAD DE PRESTACIONES SOCIALES NOMINA DIARIA DICIEMBRE 2014',5950,52,35);">
            <text:p>INSERT INTO scg_dt_cmp VALUES('0001','SCGCMP','SNOANTDIA120001','2014-12-31','---','-------------------------','6110800003303000001','SCGCMP','SNOANTDIA120001','D','PROVISION DE ANTIGUEDAD DE PRESTACIONES SOCIALES NOMINA DIARIA DICIEMBRE 2014',5950,52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39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2001</text:p>
          </table:table-cell>
          <table:table-cell table:style-name="ce8" office:value-type="float" office:value="1866.41">
            <text:p>1.866,41</text:p>
          </table:table-cell>
          <table:table-cell office:value-type="float" office:value="36">
            <text:p>36</text:p>
          </table:table-cell>
          <table:table-cell table:style-name="ce3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DIA120001','2014-12-31','---','-------------------------','6110800002001000001','SCGCMP','SNOANTDIA120001','D','PROVISION DE ANTIGUEDAD DE PRESTACIONES SOCIALES NOMINA DIARIA DICIEMBRE 2014',1866,41,36);">
            <text:p>INSERT INTO scg_dt_cmp VALUES('0001','SCGCMP','SNOANTDIA120001','2014-12-31','---','-------------------------','6110800002001000001','SCGCMP','SNOANTDIA120001','D','PROVISION DE ANTIGUEDAD DE PRESTACIONES SOCIALES NOMINA DIARIA DICIEMBRE 2014',1866,41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40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3803</text:p>
          </table:table-cell>
          <table:table-cell table:style-name="ce8" office:value-type="float" office:value="218046.1">
            <text:p>218.046,10</text:p>
          </table:table-cell>
          <table:table-cell office:value-type="float" office:value="37">
            <text:p>37</text:p>
          </table:table-cell>
          <table:table-cell table:style-name="ce3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DIA120001','2014-12-31','---','-------------------------','6110800003803000001','SCGCMP','SNOANTDIA120001','D','PROVISION DE ANTIGUEDAD DE PRESTACIONES SOCIALES NOMINA DIARIA DICIEMBRE 2014',218046,1,37);">
            <text:p>INSERT INTO scg_dt_cmp VALUES('0001','SCGCMP','SNOANTDIA120001','2014-12-31','---','-------------------------','6110800003803000001','SCGCMP','SNOANTDIA120001','D','PROVISION DE ANTIGUEDAD DE PRESTACIONES SOCIALES NOMINA DIARIA DICIEMBRE 2014',218046,1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41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505</text:p>
          </table:table-cell>
          <table:table-cell table:style-name="ce8" office:value-type="float" office:value="143521.53">
            <text:p>143.521,53</text:p>
          </table:table-cell>
          <table:table-cell office:value-type="float" office:value="38">
            <text:p>38</text:p>
          </table:table-cell>
          <table:table-cell table:style-name="ce3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DIA120001','2014-12-31','---','-------------------------','6110800004505000001','SCGCMP','SNOANTDIA120001','D','PROVISION DE ANTIGUEDAD DE PRESTACIONES SOCIALES NOMINA DIARIA DICIEMBRE 2014',143521,53,38);">
            <text:p>INSERT INTO scg_dt_cmp VALUES('0001','SCGCMP','SNOANTDIA120001','2014-12-31','---','-------------------------','6110800004505000001','SCGCMP','SNOANTDIA120001','D','PROVISION DE ANTIGUEDAD DE PRESTACIONES SOCIALES NOMINA DIARIA DICIEMBRE 2014',143521,53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2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3902</text:p>
          </table:table-cell>
          <table:table-cell table:style-name="ce8" office:value-type="float" office:value="15303.58">
            <text:p>15.303,58</text:p>
          </table:table-cell>
          <table:table-cell office:value-type="float" office:value="39">
            <text:p>39</text:p>
          </table:table-cell>
          <table:table-cell table:style-name="ce3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DIA120001','2014-12-31','---','-------------------------','6110800003902000001','SCGCMP','SNOANTDIA120001','D','PROVISION DE ANTIGUEDAD DE PRESTACIONES SOCIALES NOMINA DIARIA DICIEMBRE 2014',15303,58,39);">
            <text:p>INSERT INTO scg_dt_cmp VALUES('0001','SCGCMP','SNOANTDIA120001','2014-12-31','---','-------------------------','6110800003902000001','SCGCMP','SNOANTDIA120001','D','PROVISION DE ANTIGUEDAD DE PRESTACIONES SOCIALES NOMINA DIARIA DICIEMBRE 2014',15303,58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43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700</text:p>
          </table:table-cell>
          <table:table-cell table:style-name="ce8" office:value-type="float" office:value="5499.17">
            <text:p>5.499,17</text:p>
          </table:table-cell>
          <table:table-cell office:value-type="float" office:value="40">
            <text:p>40</text:p>
          </table:table-cell>
          <table:table-cell table:style-name="ce3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DIA120001','2014-12-31','---','-------------------------','6110800004700000001','SCGCMP','SNOANTDIA120001','D','PROVISION DE ANTIGUEDAD DE PRESTACIONES SOCIALES NOMINA DIARIA DICIEMBRE 2014',5499,17,40);">
            <text:p>INSERT INTO scg_dt_cmp VALUES('0001','SCGCMP','SNOANTDIA120001','2014-12-31','---','-------------------------','6110800004700000001','SCGCMP','SNOANTDIA120001','D','PROVISION DE ANTIGUEDAD DE PRESTACIONES SOCIALES NOMINA DIARIA DICIEMBRE 2014',5499,17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4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3701</text:p>
          </table:table-cell>
          <table:table-cell table:style-name="ce8" office:value-type="float" office:value="2268.71">
            <text:p>2.268,71</text:p>
          </table:table-cell>
          <table:table-cell office:value-type="float" office:value="41">
            <text:p>41</text:p>
          </table:table-cell>
          <table:table-cell table:style-name="ce3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DIA120001','2014-12-31','---','-------------------------','6110800003701000001','SCGCMP','SNOANTDIA120001','D','PROVISION DE ANTIGUEDAD DE PRESTACIONES SOCIALES NOMINA DIARIA DICIEMBRE 2014',2268,71,41);">
            <text:p>INSERT INTO scg_dt_cmp VALUES('0001','SCGCMP','SNOANTDIA120001','2014-12-31','---','-------------------------','6110800003701000001','SCGCMP','SNOANTDIA120001','D','PROVISION DE ANTIGUEDAD DE PRESTACIONES SOCIALES NOMINA DIARIA DICIEMBRE 2014',2268,71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202</text:p>
          </table:table-cell>
          <table:table-cell table:style-name="ce8" office:value-type="float" office:value="25464.77">
            <text:p>25.464,77</text:p>
          </table:table-cell>
          <table:table-cell office:value-type="float" office:value="42">
            <text:p>42</text:p>
          </table:table-cell>
          <table:table-cell table:style-name="ce3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DIA120001','2014-12-31','---','-------------------------','6110800004202000001','SCGCMP','SNOANTDIA120001','D','PROVISION DE ANTIGUEDAD DE PRESTACIONES SOCIALES NOMINA DIARIA DICIEMBRE 2014',25464,77,42);">
            <text:p>INSERT INTO scg_dt_cmp VALUES('0001','SCGCMP','SNOANTDIA120001','2014-12-31','---','-------------------------','6110800004202000001','SCGCMP','SNOANTDIA120001','D','PROVISION DE ANTIGUEDAD DE PRESTACIONES SOCIALES NOMINA DIARIA DICIEMBRE 2014',25464,77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506</text:p>
          </table:table-cell>
          <table:table-cell table:style-name="ce8" office:value-type="float" office:value="33132.97">
            <text:p>33.132,97</text:p>
          </table:table-cell>
          <table:table-cell office:value-type="float" office:value="43">
            <text:p>43</text:p>
          </table:table-cell>
          <table:table-cell table:style-name="ce3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DIA120001','2014-12-31','---','-------------------------','6110800004506000001','SCGCMP','SNOANTDIA120001','D','PROVISION DE ANTIGUEDAD DE PRESTACIONES SOCIALES NOMINA DIARIA DICIEMBRE 2014',33132,97,43);">
            <text:p>INSERT INTO scg_dt_cmp VALUES('0001','SCGCMP','SNOANTDIA120001','2014-12-31','---','-------------------------','6110800004506000001','SCGCMP','SNOANTDIA120001','D','PROVISION DE ANTIGUEDAD DE PRESTACIONES SOCIALES NOMINA DIARIA DICIEMBRE 2014',33132,97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20001</text:p>
          </table:table-cell>
          <table:table-cell table:style-name="ce4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DIA120001">
            <text:p>SNOANTDIA1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DICIEMBRE 2014</text:p>
          </table:table-cell>
          <table:table-cell table:style-name="ce6" office:value-type="string">
            <text:p>4001</text:p>
          </table:table-cell>
          <table:table-cell table:style-name="ce8" office:value-type="float" office:value="5333.41">
            <text:p>5.333,41</text:p>
          </table:table-cell>
          <table:table-cell office:value-type="float" office:value="44">
            <text:p>44</text:p>
          </table:table-cell>
          <table:table-cell table:style-name="ce3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DIA120001','2014-12-31','---','-------------------------','6110800004001000001','SCGCMP','SNOANTDIA120001','D','PROVISION DE ANTIGUEDAD DE PRESTACIONES SOCIALES NOMINA DIARIA DICIEMBRE 2014',5333,41,44);">
            <text:p>INSERT INTO scg_dt_cmp VALUES('0001','SCGCMP','SNOANTDIA120001','2014-12-31','---','-------------------------','6110800004001000001','SCGCMP','SNOANTDIA120001','D','PROVISION DE ANTIGUEDAD DE PRESTACIONES SOCIALES NOMINA DIARIA DICIEMBRE 2014',5333,41,44);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1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DIA120001">
            <text:p>SNOANTDIA120001</text:p>
          </table:table-cell>
          <table:table-cell table:formula="of:=[Hoja1.D3]" office:value-type="string" office:string-value="2014-12-31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DE ANTIGUEDAD DE PRESTACIONES SOCIALES NOMINA DIARIA DICIEMBRE 2014">
            <text:p>PROVISION DE ANTIGUEDAD DE PRESTACIONES SOCIALES NOMINA DIARIA DICIEMBRE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10" table:formula="of:=[Hoja1.M3]" office:value-type="float" office:value="2123299.57">
            <text:p>2.123.299,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DIA120001','2014-12-31','---','-------------------------','PROVISION DE ANTIGUEDAD DE PRESTACIONES SOCIALES NOMINA DIARIA DICIEMBRE 2014',1,'-','----------','----------',2123299,57,0,0,0,'--','SIGESP');">
            <text:p>INSERT INTO sigesp_cmp VALUES('0001','SCGCMP','SNOANTDIA120001','2014-12-31','---','-------------------------','PROVISION DE ANTIGUEDAD DE PRESTACIONES SOCIALES NOMINA DIARIA DICIEMBRE 2014',1,'-','----------','----------',2123299,57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2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11:41:21</dc:date>
    <dc:creator>Sistema </dc:creator>
    <meta:editing-duration>PT5H49M4S</meta:editing-duration>
    <meta:editing-cycles>26</meta:editing-cycles>
    <meta:generator>LibreOffice/3.5$Linux_X86_64 LibreOffice_project/350m1$Build-2</meta:generator>
    <meta:document-statistic meta:table-count="2" meta:cell-count="727" meta:object-count="0"/>
  </office:meta>
</office:document-meta>
</file>